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7000002B6130B0855BB7C92A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21cm, 0cm, 5.30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143cm" svg:height="9.093cm" svg:x="4.302cm" svg:y="9.529cm">
          <draw:image xlink:href="Pictures/10000000000004D7000002B6130B0855BB7C92A3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26T13:15:00.807237261</dc:date>
    <meta:editing-duration>PT5M37S</meta:editing-duration>
    <meta:editing-cycles>1</meta:editing-cycles>
    <meta:document-statistic meta:object-count="1"/>
    <meta:generator>LibreOffice/6.4.7.2$Linux_X86_64 LibreOffice_project/40$Build-2</meta:generator>
  </office:meta>
</office:document-meta>
</file>